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7:12 Serif" svg:font-family="'7:12 Serif'" style:font-family-generic="roman"/>
    <style:font-face style:name="Abyssinica SIL" svg:font-family="'Abyssinica SIL'" style:font-pitch="variable"/>
    <style:font-face style:name="Conthrax Sb" svg:font-family="'Conthrax Sb'"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onthrax Sb" fo:font-size="24pt" style:font-size-asian="21pt" style:font-size-complex="24pt"/>
    </style:style>
    <style:style style:name="P2" style:family="paragraph" style:parent-style-name="Standard">
      <style:paragraph-properties fo:text-align="center" style:justify-single-word="false"/>
      <style:text-properties style:font-name="Conthrax Sb" fo:font-size="24pt" officeooo:rsid="001683f2" officeooo:paragraph-rsid="001683f2" style:font-size-asian="21pt" style:font-size-complex="24pt"/>
    </style:style>
    <style:style style:name="P3" style:family="paragraph" style:parent-style-name="Standard">
      <style:paragraph-properties fo:text-align="center" style:justify-single-word="false"/>
      <style:text-properties style:font-name="7:12 Serif" fo:font-size="18pt" officeooo:rsid="001683f2" officeooo:paragraph-rsid="001683f2" style:font-size-asian="15.75pt" style:font-size-complex="18pt"/>
    </style:style>
    <style:style style:name="P4" style:family="paragraph" style:parent-style-name="Standard">
      <style:paragraph-properties fo:text-align="center" style:justify-single-word="false"/>
      <style:text-properties style:font-name="7:12 Serif" fo:font-size="12pt" officeooo:rsid="001683f2" officeooo:paragraph-rsid="001683f2" style:font-size-asian="10.5pt" style:font-size-complex="12pt"/>
    </style:style>
    <style:style style:name="P5" style:family="paragraph" style:parent-style-name="Standard">
      <style:paragraph-properties fo:text-align="start" style:justify-single-word="false"/>
      <style:text-properties style:font-name="7:12 Serif" fo:font-size="12pt" officeooo:rsid="001683f2" officeooo:paragraph-rsid="001683f2" style:font-size-asian="10.5pt" style:font-size-complex="12pt"/>
    </style:style>
    <style:style style:name="P6" style:family="paragraph" style:parent-style-name="Standard">
      <style:paragraph-properties fo:text-align="center" style:justify-single-word="false"/>
      <style:text-properties style:font-name="Conthrax Sb" fo:font-size="24pt" officeooo:rsid="00195b7c" officeooo:paragraph-rsid="00195b7c" style:font-size-asian="21pt" style:font-size-complex="24pt"/>
    </style:style>
    <style:style style:name="P7" style:family="paragraph" style:parent-style-name="Standard">
      <style:paragraph-properties fo:text-align="center" style:justify-single-word="false"/>
      <style:text-properties style:font-name="Conthrax Sb" fo:font-size="24pt" style:text-underline-style="solid" style:text-underline-width="auto" style:text-underline-color="font-color" officeooo:rsid="00195b7c" officeooo:paragraph-rsid="00195b7c" style:font-size-asian="21pt" style:font-size-complex="24pt"/>
    </style:style>
    <style:style style:name="P8" style:family="paragraph" style:parent-style-name="Standard">
      <style:paragraph-properties fo:text-align="center" style:justify-single-word="false"/>
      <style:text-properties style:font-name="Conthrax Sb" fo:font-size="24pt" style:text-underline-style="solid" style:text-underline-width="auto" style:text-underline-color="font-color" officeooo:rsid="00283b7a" officeooo:paragraph-rsid="00283b7a" style:font-size-asian="24pt" style:font-size-complex="24pt"/>
    </style:style>
    <style:style style:name="P9" style:family="paragraph" style:parent-style-name="Standard">
      <style:paragraph-properties fo:text-align="center" style:justify-single-word="false"/>
      <style:text-properties style:font-name="Abyssinica SIL" fo:font-size="18pt" style:text-underline-style="none" officeooo:rsid="00195b7c" officeooo:paragraph-rsid="00195b7c" style:font-size-asian="15.75pt" style:font-size-complex="18pt"/>
    </style:style>
    <style:style style:name="P10" style:family="paragraph" style:parent-style-name="Standard">
      <style:paragraph-properties fo:text-align="start" style:justify-single-word="false"/>
      <style:text-properties style:font-name="Abyssinica SIL" fo:font-size="18pt" style:text-underline-style="none" officeooo:rsid="00195b7c" officeooo:paragraph-rsid="00195b7c" style:font-size-asian="15.75pt" style:font-size-complex="18pt"/>
    </style:style>
    <style:style style:name="P11" style:family="paragraph" style:parent-style-name="Standard">
      <style:paragraph-properties fo:text-align="start" style:justify-single-word="false"/>
      <style:text-properties style:font-name="Abyssinica SIL" fo:font-size="18pt" style:text-underline-style="none" officeooo:rsid="002489c4" officeooo:paragraph-rsid="002489c4" style:font-size-asian="15.75pt" style:font-size-complex="18pt"/>
    </style:style>
    <style:style style:name="P12" style:family="paragraph" style:parent-style-name="Standard">
      <style:paragraph-properties fo:text-align="start" style:justify-single-word="false"/>
      <style:text-properties style:font-name="Abyssinica SIL" fo:font-size="18pt" style:text-underline-style="none" officeooo:rsid="00283b7a" officeooo:paragraph-rsid="00283b7a" style:font-size-asian="15.75pt" style:font-size-complex="18pt"/>
    </style:style>
    <style:style style:name="P13" style:family="paragraph" style:parent-style-name="Standard">
      <style:paragraph-properties fo:text-align="start" style:justify-single-word="false"/>
      <style:text-properties style:font-name="Abyssinica SIL" fo:font-size="12pt" style:text-underline-style="none" officeooo:rsid="00283b7a" officeooo:paragraph-rsid="00283b7a" style:font-size-asian="10.5pt" style:font-size-complex="12pt"/>
    </style:style>
    <style:style style:name="T1" style:family="text">
      <style:text-properties style:text-line-through-style="solid" style:text-line-through-type="single" fo:font-size="12pt" style:font-size-asian="10.5pt" style:font-size-complex="12pt"/>
    </style:style>
    <style:style style:name="T2" style:family="text">
      <style:text-properties style:text-line-through-style="solid" style:text-line-through-type="single" fo:font-size="12pt" officeooo:rsid="001ddb3d" style:font-size-asian="10.5pt" style:font-size-complex="12pt"/>
    </style:style>
    <style:style style:name="T3" style:family="text">
      <style:text-properties style:text-line-through-style="solid" style:text-line-through-type="single" fo:font-size="12pt" officeooo:rsid="001cceb2" style:font-size-asian="10.5pt" style:font-size-complex="12pt"/>
    </style:style>
    <style:style style:name="T4" style:family="text">
      <style:text-properties style:text-line-through-style="solid" style:text-line-through-type="single" fo:font-size="12pt" officeooo:rsid="001f39da" style:font-size-asian="10.5pt" style:font-size-complex="12pt"/>
    </style:style>
    <style:style style:name="T5" style:family="text">
      <style:text-properties style:text-line-through-style="solid" style:text-line-through-type="single" fo:font-size="12pt" officeooo:rsid="0020f693" style:font-size-asian="10.5pt" style:font-size-complex="12pt"/>
    </style:style>
    <style:style style:name="T6" style:family="text">
      <style:text-properties style:text-line-through-style="solid" style:text-line-through-type="single" fo:font-size="12pt" officeooo:rsid="0022c11f" style:font-size-asian="10.5pt" style:font-size-complex="12pt"/>
    </style:style>
    <style:style style:name="T7" style:family="text">
      <style:text-properties style:text-line-through-style="solid" style:text-line-through-type="single" fo:font-size="12pt" officeooo:rsid="002489c4" style:font-size-asian="10.5pt" style:font-size-complex="12pt"/>
    </style:style>
    <style:style style:name="T8" style:family="text">
      <style:text-properties style:text-line-through-style="none" style:text-line-through-type="none"/>
    </style:style>
    <style:style style:name="T9" style:family="text">
      <style:text-properties style:text-line-through-style="none" style:text-line-through-type="none" fo:font-size="12pt" style:font-size-asian="10.5pt" style:font-size-complex="12pt"/>
    </style:style>
    <style:style style:name="T10" style:family="text">
      <style:text-properties style:text-line-through-style="none" style:text-line-through-type="none" fo:font-size="12pt" officeooo:rsid="002489c4" style:font-size-asian="10.5pt" style:font-size-complex="12pt"/>
    </style:style>
    <style:style style:name="T11" style:family="text">
      <style:text-properties style:text-line-through-style="none" style:text-line-through-type="none" fo:font-size="12pt" officeooo:rsid="0026082d" style:font-size-asian="10.5pt" style:font-size-complex="12pt"/>
    </style:style>
    <style:style style:name="T12" style:family="text">
      <style:text-properties style:text-line-through-style="none" style:text-line-through-type="none" fo:font-size="12pt" officeooo:rsid="002723fb" style:font-size-asian="10.5pt" style:font-size-complex="12pt"/>
    </style:style>
    <style:style style:name="T13" style:family="text">
      <style:text-properties style:text-line-through-style="none" style:text-line-through-type="none" fo:font-size="12pt" officeooo:rsid="00283b7a" style:font-size-asian="10.5pt" style:font-size-complex="12pt"/>
    </style:style>
    <style:style style:name="T14" style:family="text">
      <style:text-properties style:text-line-through-style="none" style:text-line-through-type="none" officeooo:rsid="002489c4"/>
    </style:style>
    <style:style style:name="T15" style:family="text">
      <style:text-properties style:text-line-through-style="none" style:text-line-through-type="none" officeooo:rsid="002993a7"/>
    </style:style>
    <style:style style:name="T16" style:family="text">
      <style:text-properties style:text-line-through-style="none" style:text-line-through-type="none" officeooo:rsid="0029d63b"/>
    </style:style>
    <style:style style:name="T17" style:family="text">
      <style:text-properties style:text-line-through-style="none" style:text-line-through-type="none" officeooo:rsid="002ab4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2">Superball</text:p>
      <text:p text:style-name="P3"/>
      <text:p text:style-name="P4">Design Documen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Written by Josuel Corporan Vargas (J.C.V)</text:p>
      <text:p text:style-name="P4"/>
      <text:p text:style-name="P7"><text:soft-page-break/>What is the game about?</text:p>
      <text:p text:style-name="P9"/>
      <text:p text:style-name="P10"/>
      <text:p text:style-name="P10"><text:tab/><text:span text:style-name="T1">Superball is a breakout style game with a very unusual plot </text:span><text:span text:style-name="T2">(Yes, this puzzle game has </text:span><text:span text:style-name="T1">. In the very, very, and I should note, VERY, far future, where the Internet has become what Mark Zuckerberg wishes it would be; Kids, adults, and senior citizens alike have become addicted to the internet. Living life outside, and making meaningful interactions with real people is antiquated, out of style, and, as the kids like to call it, boomer shit. Instead, people use specialized headsets that connect them to an entirely digital universe, mixed with planets that contain mountains, towns, cities, states, and countries very similar to ours, except it’s not real...at all. </text:span><text:span text:style-name="T3">The headsets use implants to manipulate your body to act as though you are actually there, but not. If you get injured on the Internet, you cannot </text:span><text:span text:style-name="T2">get injured in real life, but viruses are a different story. Unlike in our world, viruses are made with the intention of harming not only the virtual world, but the real human body behind it as well. On</text:span><text:span text:style-name="T4"> this occasion, a vicious hacker, known simply by the name, OMEN, has unleashed a mysterious virus that has put all of the internet users in a real-life coma. There is no-one other person who can stop it, other than the netmaster, who maintains the entire internet. The only way to destroy the virus is to </text:span><text:span text:style-name="T5">beat OMEN’s game. The game is a breakout/</text:span><text:span text:style-name="T6">pong style game where you control 4 paddles, </text:span><text:span text:style-name="T7">and control a ball, trying to break bricks located in the middle, and also avoid the ball crossing lasers on each side. The game starts with this gamemode, with bricks getting larger and larger, eventually going to you controlling a ball bomb, and the bricks adding more time to prevent it blowing up, and finally controlling more than 1 ball.</text:span></text:p>
      <text:p text:style-name="P10"><text:span text:style-name="T10"/></text:p>
      <text:p text:style-name="P10"><text:span text:style-name="T10"/></text:p>
      <text:p text:style-name="P11"><text:span text:style-name="T9">Disregard everything disowned in the above paragraph, THAT shit is gay as fuck. I also wouldn’t even have the time </text:span><text:span text:style-name="T11">to get voice actors. I’m gonna have to settle for a simple, but challenging pong/breakout game. The game will consist of </text:span><text:span text:style-name="T12">18 levels. The first six levels will be a pong style game where you destroy blocks of squares in the middle, as they increase in size, and the ball gets faster and faster. Eventually, you switch to another game mode, where you control a ball as a bomb, and prevent it from exploding by destroy bricks that give you more time. Eventually, the final levels, have you controlling </text:span><text:span text:style-name="T13">multiple balls at once, if even 1 hits the lasers, you lose. </text:span></text:p>
      <text:p text:style-name="P11"><text:span text:style-name="T13"/></text:p>
      <text:p text:style-name="P12"><text:span text:style-name="T9">This is a high score game, and honestly, there doesn’t need to be a story for this. Although, considering that this may be a paid game, having a story may make it more worthy for people to actually buy. Maybe I’m wrong, who knows.</text:span></text:p>
      <text:p text:style-name="P12"><text:span text:style-name="T9"/></text:p>
      <text:p text:style-name="P12"><text:span text:style-name="T9"/></text:p>
      <text:p text:style-name="P12"><text:soft-page-break/><text:span text:style-name="T9"><text:tab/><text:tab/></text:span></text:p>
      <text:p text:style-name="P8"><text:span text:style-name="T14">G</text:span><text:span text:style-name="T8">ame Outline</text:span></text:p>
      <text:p text:style-name="P8"><text:span text:style-name="T8"/></text:p>
      <text:p text:style-name="P13"><text:span text:style-name="T8">- Begin with J.C.V logo</text:span></text:p>
      <text:p text:style-name="P13"><text:span text:style-name="T8">- Show SuperBall logo on screen with ominous sound</text:span></text:p>
      <text:p text:style-name="P13"><text:span text:style-name="T8">- Go to Main Menu (Three Options: Start|Special Features|)</text:span></text:p>
      <text:p text:style-name="P13"><text:span text:style-name="T8"><text:tab/>- Start: We have two options (three for the mobile port: Arcade | Custom | <text:tab/><text:tab/><text:tab/></text:span><text:span text:style-name="T15">Multiplayer (Mobile))</text:span></text:p>
      <text:p text:style-name="P13"><text:span text:style-name="T15"><text:tab/><text:tab/>- Arcade: Basically the entire game as listed above.</text:span></text:p>
      <text:p text:style-name="P13"><text:span text:style-name="T15"><text:tab/><text:tab/><text:tab/></text:span></text:p>
      <text:p text:style-name="P13"><text:span text:style-name="T15"><text:tab/><text:tab/>- Custom: Unlocked after completing first six levels.</text:span></text:p>
      <text:p text:style-name="P13"><text:span text:style-name="T15"><text:tab/><text:tab/><text:tab/>- </text:span><text:span text:style-name="T16">Once unlocked, </text:span><text:span text:style-name="T17">there are sever more options for the custom mode,</text:span></text:p>
      <text:p text:style-name="P13"><text:span text:style-name="T17"><text:tab/><text:tab/><text:tab/>such as picking a constant speed, unlocking new backgrounds, </text:span></text:p>
      <text:p text:style-name="P13"><text:span text:style-name="T15"><text:tab/></text:span></text:p>
      <text:p text:style-name="P13"><text:span text:style-name="T15"><text:tab/>- Special Features: (Audio Devlogs, audio commentaries detailing the development <text:tab/><text:tab/>of the games)</text:span></text:p>
      <text:p text:style-name="P13"><text:span text:style-name="T8"/></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7:12 Serif" svg:font-family="'7:12 Serif'" style:font-family-generic="roman"/>
    <style:font-face style:name="Abyssinica SIL" svg:font-family="'Abyssinica SIL'" style:font-pitch="variable"/>
    <style:font-face style:name="Conthrax Sb" svg:font-family="'Conthrax Sb'"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6T15:58:36.485337056</meta:creation-date>
    <dc:date>2023-03-27T00:56:50.452512981</dc:date>
    <meta:editing-duration>P1DT18H38M31S</meta:editing-duration>
    <meta:editing-cycles>2</meta:editing-cycles>
    <meta:generator>LibreOffice/7.3.5.2$Linux_X86_64 LibreOffice_project/30$Build-2</meta:generator>
    <meta:document-statistic meta:table-count="0" meta:image-count="0" meta:object-count="0" meta:page-count="3" meta:paragraph-count="20" meta:word-count="577" meta:character-count="3333" meta:non-whitespace-character-count="2747"/>
  </office:meta>
</office:document-meta>
</file>